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" svg:font-family="Arimo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Text_20_body">
      <style:text-properties style:font-name="Times New Roman" fo:font-size="12pt"/>
    </style:style>
    <style:style style:name="P6" style:family="paragraph" style:parent-style-name="Text_20_body" style:list-style-name="L1">
      <style:text-properties style:font-name="Times New Roman" fo:font-size="12pt"/>
    </style:style>
    <style:style style:name="P7" style:family="paragraph" style:parent-style-name="Text_20_body">
      <style:text-properties style:font-name="Times New Roman" fo:font-size="12pt" fo:font-weight="bold" style:font-weight-asian="bold" style:font-weight-complex="bold"/>
    </style:style>
    <style:style style:name="P8" style:family="paragraph" style:parent-style-name="Text_20_body" style:list-style-name="L2">
      <style:text-properties style:font-name="Times New Roman"/>
    </style:style>
    <style:style style:name="P9" style:family="paragraph" style:parent-style-name="Text_20_body" style:list-style-name="L3">
      <style:text-properties style:font-name="Times New Roman"/>
    </style:style>
    <style:style style:name="P10" style:family="paragraph" style:parent-style-name="Text_20_body">
      <style:text-properties style:font-name="Times New Roman" fo:font-weight="bold" style:font-weight-asian="bold" style:font-weight-complex="bold"/>
    </style:style>
    <style:style style:name="T1" style:family="text">
      <style:text-properties style:font-name="Arimo" fo:font-size="12pt"/>
    </style:style>
    <style:style style:name="T2" style:family="text">
      <style:text-properties style:font-name="Arimo" fo:font-size="12pt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ol 08.06.2018</text:p>
      <text:p text:style-name="P1"/>
      <text:p text:style-name="P1">Protokollant: Alain Ngoufack</text:p>
      <text:p text:style-name="P1">Sitzungsleitung: Akhmad</text:p>
      <text:p text:style-name="P1">Anwesenheit: Laura, Ulrich, Marvin K, Marvin P, George, Akhmad, Alain, Tobi, Franklin</text:p>
      <text:p text:style-name="P1"/>
      <text:p text:style-name="P1">Was wurde so gemacht: </text:p>
      <text:list xml:id="list5927371930200982555" text:style-name="L1">
        <text:list-item>
          <text:p text:style-name="P4"><text:span text:style-name="T4">Akhmad : </text:span><text:span text:style-name="T3">hat mit Parser für die Word2Vec gearbeitet, und wird später in Scala importieren</text:span></text:p>
        </text:list-item>
        <text:list-item>
          <text:p text:style-name="P6"><text:span text:style-name="T5">Georg:</text:span> Design von HTW </text:p>
        </text:list-item>
        <text:list-item>
          <text:p text:style-name="P6"><text:span text:style-name="T5">Alain &amp; Franklin:</text:span> Agbs <text:s/>weitergemacht </text:p>
        </text:list-item>
        <text:list-item>
          <text:p text:style-name="P6"><text:span text:style-name="T5">Marvin K: </text:span>PDFDependance (Angular 6) Problem, <text:s/></text:p>
        </text:list-item>
        <text:list-item>
          <text:p text:style-name="P6"><text:span text:style-name="T5">Tobias &amp; Uli:</text:span> Test zur Verfügung ID, Position in eingang Text in Wiki(Vergleich der Position mit Wiki Artikeln), die Mittel der Abweichung, … <text:s/>Algo A und B vergleichen, welches schneller ist.(noch aufzubauen Respone(JSON Format)), Plagia testen und Tickets erstellen. Die Benutzbarkeit durch Dokumentation erhöhen.</text:p>
        </text:list-item>
      </text:list>
      <text:p text:style-name="P5"/>
      <text:list xml:id="list1709376666" text:continue-numbering="true" text:style-name="L1">
        <text:list-item>
          <text:p text:style-name="P6"><text:span text:style-name="T5">Laura: </text:span>Algo für <text:s/>Plagia in Python mittels <text:s/>(Lib Basi:Model in German) angefangen Wiki Article(vllt selbst bauen) in Plagia erkennen, weiter in Java oder in scala programmieren</text:p>
        </text:list-item>
        <text:list-item>
          <text:p text:style-name="P6"><text:span text:style-name="T5">Marvin P:</text:span> Zertifikat nicht vorrand gekommen, Enkrypt nicht fonktioniert wegen Angular 6. zertifikat &amp; Authenfifizierung später in(StudiServer, Labor der FB) RZ</text:p>
          <text:p text:style-name="P6"/>
          <text:p text:style-name="P6"/>
        </text:list-item>
        <text:list-item>
          <text:p text:style-name="P6">Ablauf der Sitzung: </text:p>
        </text:list-item>
      </text:list>
      <text:list xml:id="list8985676834469446093" text:style-name="L2">
        <text:list-item>
          <text:list>
            <text:list-item>
              <text:p text:style-name="P8"><text:s/><text:span text:style-name="T3">George präsentiert neues Cooperte mit HTW desgin ( geänderte Farben, Eyes (Loop) in Analysieren hinzugefügt),</text:span></text:p>
              <text:p text:style-name="P8"><text:span text:style-name="T3"/></text:p>
            </text:list-item>
          </text:list>
        </text:list-item>
      </text:list>
      <text:p text:style-name="P7">Aufgaben: </text:p>
      <text:list xml:id="list1410984550879913364" text:style-name="L3">
        <text:list-item>
          <text:p text:style-name="P9"><text:span text:style-name="T3">Marvin k: Mock Datei (Frontend ) <text:s/></text:span></text:p>
        </text:list-item>
        <text:list-item>
          <text:p text:style-name="P9"><text:span text:style-name="T3">Marvin P: zertifikat &amp; Authenfifizierung später in(StudiServer, Labor der FB) RZ</text:span></text:p>
        </text:list-item>
        <text:list-item>
          <text:p text:style-name="P9"><text:span text:style-name="T3">Laura: weiter mit dem Algorithmus der Plagia</text:span></text:p>
        </text:list-item>
        <text:list-item>
          <text:p text:style-name="P9"><text:span text:style-name="T3">Alain &amp; Franklin: Impressuim und Agbs abfertigen</text:span></text:p>
        </text:list-item>
      </text:list>
      <text:p text:style-name="P3"><text:span text:style-name="T3"/></text:p>
      <text:p text:style-name="P3"><text:span text:style-name="T3"/></text:p>
      <text:p text:style-name="P3"><text:span text:style-name="T3"/></text:p>
      <text:p text:style-name="P10"><text:span text:style-name="T3">für nächste Woche</text:span></text:p>
      <text:p text:style-name="P7">Sitzungsleitung : Alain </text:p>
      <text:p text:style-name="P10"><text:span text:style-name="T3">Protokol: Tobias</text:span></text:p>
      <text:p text:style-name="P3"><text:span text:style-name="T4"><text:s text:c="41"/>Präsentation FKI (von Herr Iskrael): 11.07.2018 Raum H001 14h-17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" svg:font-family="Arimo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in Ngoufack</meta:initial-creator>
    <meta:creation-date>2018-06-08T14:05:13</meta:creation-date>
    <dc:date>2018-06-08T22:28:49</dc:date>
    <dc:creator>Alain Ngoufack</dc:creator>
    <meta:editing-duration>PT8H22M27S</meta:editing-duration>
    <meta:editing-cycles>7</meta:editing-cycles>
    <meta:generator>OpenOffice/4.1.4$Unix OpenOffice.org_project/414m5$Build-9788</meta:generator>
    <meta:document-statistic meta:table-count="0" meta:image-count="0" meta:object-count="0" meta:page-count="1" meta:paragraph-count="23" meta:word-count="224" meta:character-count="1543"/>
  </office:meta>
</office:document-meta>
</file>